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86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1pt" svg:height="255pt" svg:x="30.44pt" svg:y="246.16pt">
            <draw:object draw:notify-on-update-of-ranges="Sheet1.K2:Sheet1.K17 Sheet1.M2:Sheet1.M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2.69pt" svg:height="255pt" svg:x="563.33pt" svg:y="250.07pt">
            <draw:object draw:notify-on-update-of-ranges="Sheet1.N2:Sheet1.N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/([.$G2]/[.$G$1]+[.$H2]/[.$H$1]+[.$I2]/[.$I$1]+[.$J2]/[.$J$1])" office:value-type="float" office:value="269.484808454425" calcext:value-type="float">
            <text:p>269.4848084544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L2]*(1/15)" office:value-type="float" office:value="0" calcext:value-type="float">
            <text:p>0.000</text:p>
          </table:table-cell>
          <table:table-cell table:formula="of:=[.M2]-[.K2]" office:value-type="float" office:value="0" calcext:value-type="float">
            <text:p>0</text:p>
          </table:table-cell>
        </table:table-row>
        <table:table-row table:style-name="ro1">
          <table:table-cell table:formula="of:=1/([.$B3]/[.$B$1]+[.$C3]/[.$C$1]+[.$D3]/[.$D$1]+[.$E3]/[.$E$1])"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/([.$G3]/[.$G$1]+[.$H3]/[.$H$1]+[.$I3]/[.$I$1]+[.$J3]/[.$J$1])" office:value-type="float" office:value="288.951841359773" calcext:value-type="float">
            <text:p>288.95184135977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F3]/([.F3]+[.A3])" office:value-type="float" office:value="0.0673712021136063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table:formula="of:=[.L3]*(1/15)" office:value-type="float" office:value="0.0666666666666667" calcext:value-type="float">
            <text:p>0.067</text:p>
          </table:table-cell>
          <table:table-cell table:formula="of:=[.M3]-[.K3]" office:value-type="float" office:value="-0.000704535446939672" calcext:value-type="float">
            <text:p>-0.00070453544694</text:p>
          </table:table-cell>
        </table:table-row>
        <table:table-row table:style-name="ro1">
          <table:table-cell table:formula="of:=1/([.$B4]/[.$B$1]+[.$C4]/[.$C$1]+[.$D4]/[.$D$1]+[.$E4]/[.$E$1])"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1/([.$G4]/[.$G$1]+[.$H4]/[.$H$1]+[.$I4]/[.$I$1]+[.$J4]/[.$J$1])" office:value-type="float" office:value="311.450381679389" calcext:value-type="float">
            <text:p>311.4503816793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/([.F4]+[.A4])" office:value-type="float" office:value="0.134742404227213" calcext:value-type="float">
            <text:p>0.135</text:p>
          </table:table-cell>
          <table:table-cell office:value-type="float" office:value="2" calcext:value-type="float">
            <text:p>2</text:p>
          </table:table-cell>
          <table:table-cell table:formula="of:=[.L4]*(1/15)" office:value-type="float" office:value="0.133333333333333" calcext:value-type="float">
            <text:p>0.133</text:p>
          </table:table-cell>
          <table:table-cell table:formula="of:=[.M4]-[.K4]" office:value-type="float" office:value="-0.00140907089387934" calcext:value-type="float">
            <text:p>-0.001409070893879</text:p>
          </table:table-cell>
        </table:table-row>
        <table:table-row table:style-name="ro1">
          <table:table-cell table:formula="of:=1/([.$B5]/[.$B$1]+[.$C5]/[.$C$1]+[.$D5]/[.$D$1]+[.$E5]/[.$E$1])" office:value-type="float" office:value="1333.33333333333" calcext:value-type="float">
            <text:p>1333.333333333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/([.$G5]/[.$G$1]+[.$H5]/[.$H$1]+[.$I5]/[.$I$1]+[.$J5]/[.$J$1])" office:value-type="float" office:value="337.748344370861" calcext:value-type="float">
            <text:p>337.7483443708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F5]/([.F5]+[.A5])" office:value-type="float" office:value="0.202113606340819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table:formula="of:=[.L5]*(1/15)" office:value-type="float" office:value="0.2" calcext:value-type="float">
            <text:p>0.200</text:p>
          </table:table-cell>
          <table:table-cell table:formula="of:=[.M5]-[.K5]" office:value-type="float" office:value="-0.00211360634081903" calcext:value-type="float">
            <text:p>-0.002113606340819</text:p>
          </table:table-cell>
        </table:table-row>
        <table:table-row table:style-name="ro1">
          <table:table-cell table:formula="of:=1/([.$B6]/[.$B$1]+[.$C6]/[.$C$1]+[.$D6]/[.$D$1]+[.$E6]/[.$E$1])"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1/([.$G6]/[.$G$1]+[.$H6]/[.$H$1]+[.$I6]/[.$I$1]+[.$J6]/[.$J$1])" office:value-type="float" office:value="368.896925858951" calcext:value-type="float">
            <text:p>368.89692585895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F6]/([.F6]+[.A6])" office:value-type="float" office:value="0.269484808454425" calcext:value-type="float">
            <text:p>0.269</text:p>
          </table:table-cell>
          <table:table-cell office:value-type="float" office:value="4" calcext:value-type="float">
            <text:p>4</text:p>
          </table:table-cell>
          <table:table-cell table:formula="of:=[.L6]*(1/15)" office:value-type="float" office:value="0.266666666666667" calcext:value-type="float">
            <text:p>0.267</text:p>
          </table:table-cell>
          <table:table-cell table:formula="of:=[.M6]-[.K6]" office:value-type="float" office:value="-0.00281814178775874" calcext:value-type="float">
            <text:p>-0.002818141787759</text:p>
          </table:table-cell>
        </table:table-row>
        <table:table-row table:style-name="ro1">
          <table:table-cell table:formula="of:=1/([.$B7]/[.$B$1]+[.$C7]/[.$C$1]+[.$D7]/[.$D$1]+[.$E7]/[.$E$1])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[.$G7]/[.$G$1]+[.$H7]/[.$H$1]+[.$I7]/[.$I$1]+[.$J7]/[.$J$1])" office:value-type="float" office:value="406.374501992032" calcext:value-type="float">
            <text:p>406.374501992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7]/([.F7]+[.A7])" office:value-type="float" office:value="0.336856010568032" calcext:value-type="float">
            <text:p>0.337</text:p>
          </table:table-cell>
          <table:table-cell office:value-type="float" office:value="5" calcext:value-type="float">
            <text:p>5</text:p>
          </table:table-cell>
          <table:table-cell table:formula="of:=[.L7]*(1/15)" office:value-type="float" office:value="0.333333333333333" calcext:value-type="float">
            <text:p>0.333</text:p>
          </table:table-cell>
          <table:table-cell table:formula="of:=[.M7]-[.K7]" office:value-type="float" office:value="-0.0035226772346984" calcext:value-type="float">
            <text:p>-0.003522677234698</text:p>
          </table:table-cell>
        </table:table-row>
        <table:table-row table:style-name="ro1">
          <table:table-cell table:formula="of:=1/([.$B8]/[.$B$1]+[.$C8]/[.$C$1]+[.$D8]/[.$D$1]+[.$E8]/[.$E$1])" office:value-type="float" office:value="666.666666666667" calcext:value-type="float">
            <text:p>666.6666666666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1/([.$G8]/[.$G$1]+[.$H8]/[.$H$1]+[.$I8]/[.$I$1]+[.$J8]/[.$J$1])" office:value-type="float" office:value="452.328159645233" calcext:value-type="float">
            <text:p>452.328159645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8]/([.F8]+[.A8])" office:value-type="float" office:value="0.404227212681638" calcext:value-type="float">
            <text:p>0.404</text:p>
          </table:table-cell>
          <table:table-cell office:value-type="float" office:value="6" calcext:value-type="float">
            <text:p>6</text:p>
          </table:table-cell>
          <table:table-cell table:formula="of:=[.L8]*(1/15)" office:value-type="float" office:value="0.4" calcext:value-type="float">
            <text:p>0.400</text:p>
          </table:table-cell>
          <table:table-cell table:formula="of:=[.M8]-[.K8]" office:value-type="float" office:value="-0.004227212681638" calcext:value-type="float">
            <text:p>-0.004227212681638</text:p>
          </table:table-cell>
        </table:table-row>
        <table:table-row table:style-name="ro1">
          <table:table-cell table:formula="of:=1/([.$B9]/[.$B$1]+[.$C9]/[.$C$1]+[.$D9]/[.$D$1]+[.$E9]/[.$E$1])" office:value-type="float" office:value="571.428571428571" calcext:value-type="float">
            <text:p>571.42857142857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1/([.$G9]/[.$G$1]+[.$H9]/[.$H$1]+[.$I9]/[.$I$1]+[.$J9]/[.$J$1])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F9]/([.F9]+[.A9])" office:value-type="float" office:value="0.471598414795244" calcext:value-type="float">
            <text:p>0.472</text:p>
          </table:table-cell>
          <table:table-cell office:value-type="float" office:value="7" calcext:value-type="float">
            <text:p>7</text:p>
          </table:table-cell>
          <table:table-cell table:formula="of:=[.L9]*(1/15)" office:value-type="float" office:value="0.466666666666667" calcext:value-type="float">
            <text:p>0.467</text:p>
          </table:table-cell>
          <table:table-cell table:formula="of:=[.M9]-[.K9]" office:value-type="float" office:value="-0.00493174812857766" calcext:value-type="float">
            <text:p>-0.004931748128578</text:p>
          </table:table-cell>
        </table:table-row>
        <table:table-row table:style-name="ro1">
          <table:table-cell table:formula="of:=1/([.$B10]/[.$B$1]+[.$C10]/[.$C$1]+[.$D10]/[.$D$1]+[.$E10]/[.$E$1])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/([.$G10]/[.$G$1]+[.$H10]/[.$H$1]+[.$I10]/[.$I$1]+[.$J10]/[.$J$1])" office:value-type="float" office:value="571.428571428571" calcext:value-type="float">
            <text:p>571.42857142857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F10]/([.F10]+[.A10])" office:value-type="float" office:value="0.528401585204756" calcext:value-type="float">
            <text:p>0.528</text:p>
          </table:table-cell>
          <table:table-cell office:value-type="float" office:value="8" calcext:value-type="float">
            <text:p>8</text:p>
          </table:table-cell>
          <table:table-cell table:formula="of:=[.L10]*(1/15)" office:value-type="float" office:value="0.533333333333333" calcext:value-type="float">
            <text:p>0.533</text:p>
          </table:table-cell>
          <table:table-cell table:formula="of:=[.M10]-[.K10]" office:value-type="float" office:value="0.00493174812857777" calcext:value-type="float">
            <text:p>0.004931748128578</text:p>
          </table:table-cell>
        </table:table-row>
        <table:table-row table:style-name="ro1">
          <table:table-cell table:formula="of:=1/([.$B11]/[.$B$1]+[.$C11]/[.$C$1]+[.$D11]/[.$D$1]+[.$E11]/[.$E$1])" office:value-type="float" office:value="452.328159645233" calcext:value-type="float">
            <text:p>452.328159645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/([.$G11]/[.$G$1]+[.$H11]/[.$H$1]+[.$I11]/[.$I$1]+[.$J11]/[.$J$1])" office:value-type="float" office:value="666.666666666667" calcext:value-type="float">
            <text:p>666.6666666666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F11]/([.F11]+[.A11])" office:value-type="float" office:value="0.595772787318362" calcext:value-type="float">
            <text:p>0.596</text:p>
          </table:table-cell>
          <table:table-cell office:value-type="float" office:value="9" calcext:value-type="float">
            <text:p>9</text:p>
          </table:table-cell>
          <table:table-cell table:formula="of:=[.L11]*(1/15)" office:value-type="float" office:value="0.6" calcext:value-type="float">
            <text:p>0.600</text:p>
          </table:table-cell>
          <table:table-cell table:formula="of:=[.M11]-[.K11]" office:value-type="float" office:value="0.00422721268163806" calcext:value-type="float">
            <text:p>0.004227212681638</text:p>
          </table:table-cell>
        </table:table-row>
        <table:table-row table:style-name="ro1">
          <table:table-cell table:formula="of:=1/([.$B12]/[.$B$1]+[.$C12]/[.$C$1]+[.$D12]/[.$D$1]+[.$E12]/[.$E$1])" office:value-type="float" office:value="406.374501992032" calcext:value-type="float">
            <text:p>406.374501992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1/([.$G12]/[.$G$1]+[.$H12]/[.$H$1]+[.$I12]/[.$I$1]+[.$J12]/[.$J$1])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2]/([.F12]+[.A12])" office:value-type="float" office:value="0.663143989431968" calcext:value-type="float">
            <text:p>0.663</text:p>
          </table:table-cell>
          <table:table-cell office:value-type="float" office:value="10" calcext:value-type="float">
            <text:p>10</text:p>
          </table:table-cell>
          <table:table-cell table:formula="of:=[.L12]*(1/15)" office:value-type="float" office:value="0.666666666666667" calcext:value-type="float">
            <text:p>0.667</text:p>
          </table:table-cell>
          <table:table-cell table:formula="of:=[.M12]-[.K12]" office:value-type="float" office:value="0.00352267723469835" calcext:value-type="float">
            <text:p>0.003522677234698</text:p>
          </table:table-cell>
        </table:table-row>
        <table:table-row table:style-name="ro1">
          <table:table-cell table:formula="of:=1/([.$B13]/[.$B$1]+[.$C13]/[.$C$1]+[.$D13]/[.$D$1]+[.$E13]/[.$E$1])" office:value-type="float" office:value="368.896925858951" calcext:value-type="float">
            <text:p>368.89692585895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1/([.$G13]/[.$G$1]+[.$H13]/[.$H$1]+[.$I13]/[.$I$1]+[.$J13]/[.$J$1])"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F13]/([.F13]+[.A13])" office:value-type="float" office:value="0.730515191545575" calcext:value-type="float">
            <text:p>0.731</text:p>
          </table:table-cell>
          <table:table-cell office:value-type="float" office:value="11" calcext:value-type="float">
            <text:p>11</text:p>
          </table:table-cell>
          <table:table-cell table:formula="of:=[.L13]*(1/15)" office:value-type="float" office:value="0.733333333333333" calcext:value-type="float">
            <text:p>0.733</text:p>
          </table:table-cell>
          <table:table-cell table:formula="of:=[.M13]-[.K13]" office:value-type="float" office:value="0.00281814178775863" calcext:value-type="float">
            <text:p>0.002818141787759</text:p>
          </table:table-cell>
        </table:table-row>
        <table:table-row table:style-name="ro1">
          <table:table-cell table:formula="of:=1/([.$B14]/[.$B$1]+[.$C14]/[.$C$1]+[.$D14]/[.$D$1]+[.$E14]/[.$E$1])" office:value-type="float" office:value="337.748344370861" calcext:value-type="float">
            <text:p>337.7483443708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/([.$G14]/[.$G$1]+[.$H14]/[.$H$1]+[.$I14]/[.$I$1]+[.$J14]/[.$J$1])" office:value-type="float" office:value="1333.33333333333" calcext:value-type="float">
            <text:p>1333.333333333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F14]/([.F14]+[.A14])" office:value-type="float" office:value="0.797886393659181" calcext:value-type="float">
            <text:p>0.798</text:p>
          </table:table-cell>
          <table:table-cell office:value-type="float" office:value="12" calcext:value-type="float">
            <text:p>12</text:p>
          </table:table-cell>
          <table:table-cell table:formula="of:=[.L14]*(1/15)" office:value-type="float" office:value="0.8" calcext:value-type="float">
            <text:p>0.800</text:p>
          </table:table-cell>
          <table:table-cell table:formula="of:=[.M14]-[.K14]" office:value-type="float" office:value="0.00211360634081903" calcext:value-type="float">
            <text:p>0.002113606340819</text:p>
          </table:table-cell>
        </table:table-row>
        <table:table-row table:style-name="ro1">
          <table:table-cell table:formula="of:=1/([.$B15]/[.$B$1]+[.$C15]/[.$C$1]+[.$D15]/[.$D$1]+[.$E15]/[.$E$1])" office:value-type="float" office:value="311.450381679389" calcext:value-type="float">
            <text:p>311.4503816793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[.$G15]/[.$G$1]+[.$H15]/[.$H$1]+[.$I15]/[.$I$1]+[.$J15]/[.$J$1])"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F15]/([.F15]+[.A15])" office:value-type="float" office:value="0.865257595772787" calcext:value-type="float">
            <text:p>0.865</text:p>
          </table:table-cell>
          <table:table-cell office:value-type="float" office:value="13" calcext:value-type="float">
            <text:p>13</text:p>
          </table:table-cell>
          <table:table-cell table:formula="of:=[.L15]*(1/15)" office:value-type="float" office:value="0.866666666666667" calcext:value-type="float">
            <text:p>0.867</text:p>
          </table:table-cell>
          <table:table-cell table:formula="of:=[.M15]-[.K15]" office:value-type="float" office:value="0.00140907089387943" calcext:value-type="float">
            <text:p>0.001409070893879</text:p>
          </table:table-cell>
        </table:table-row>
        <table:table-row table:style-name="ro1">
          <table:table-cell table:formula="of:=1/([.$B16]/[.$B$1]+[.$C16]/[.$C$1]+[.$D16]/[.$D$1]+[.$E16]/[.$E$1])" office:value-type="float" office:value="288.951841359773" calcext:value-type="float">
            <text:p>288.95184135977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/([.$G16]/[.$G$1]+[.$H16]/[.$H$1]+[.$I16]/[.$I$1]+[.$J16]/[.$J$1])"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6]/([.F16]+[.A16])" office:value-type="float" office:value="0.932628797886394" calcext:value-type="float">
            <text:p>0.933</text:p>
          </table:table-cell>
          <table:table-cell office:value-type="float" office:value="14" calcext:value-type="float">
            <text:p>14</text:p>
          </table:table-cell>
          <table:table-cell table:formula="of:=[.L16]*(1/15)" office:value-type="float" office:value="0.933333333333333" calcext:value-type="float">
            <text:p>0.933</text:p>
          </table:table-cell>
          <table:table-cell table:formula="of:=[.M16]-[.K16]" office:value-type="float" office:value="0.000704535446939714" calcext:value-type="float">
            <text:p>0.00070453544694</text:p>
          </table:table-cell>
        </table:table-row>
        <table:table-row table:style-name="ro1">
          <table:table-cell table:formula="of:=1/([.$B17]/[.$B$1]+[.$C17]/[.$C$1]+[.$D17]/[.$D$1]+[.$E17]/[.$E$1])" office:value-type="float" office:value="269.484808454425" calcext:value-type="float">
            <text:p>269.4848084544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.000</text:p>
          </table:table-cell>
          <table:table-cell office:value-type="float" office:value="15" calcext:value-type="float">
            <text:p>15</text:p>
          </table:table-cell>
          <table:table-cell table:formula="of:=[.L17]*(1/15)" office:value-type="float" office:value="1" calcext:value-type="float">
            <text:p>1.000</text:p>
          </table:table-cell>
          <table:table-cell table:formula="of:=[.M17]-[.K1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1.K1:Sheet1.K1048576 Sheet1.M1:Sheet1.M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8:07:49.871079018</meta:creation-date>
    <dc:date>2020-07-27T23:25:00.872709967</dc:date>
    <meta:editing-duration>PT9M35S</meta:editing-duration>
    <meta:editing-cycles>2</meta:editing-cycles>
    <meta:generator>LibreOffice/6.0.7.3$Linux_X86_64 LibreOffice_project/00m0$Build-3</meta:generator>
    <meta:document-statistic meta:table-count="1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1cm" svg:height="8.997cm" xlink:href=".." xlink:type="simple" chart:class="chart:line" chart:style-name="ch1">
        <chart:legend chart:legend-position="end" svg:x="13.119cm" svg:y="4.199cm" style:legend-expansion="high" chart:style-name="ch2"/>
        <chart:plot-area chart:style-name="ch3" table:cell-range-address="Sheet1.N2:Sheet1.N17" svg:x="0.319cm" svg:y="0.179cm" svg:width="12.481cm" svg:height="8.639cm">
          <chartooo:coordinate-region svg:x="1.523cm" svg:y="0.378cm" svg:width="11.0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2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704535446939672">
                <text:p>-0.000704535446939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40907089387934">
                <text:p>-0.00140907089387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11360634081903">
                <text:p>-0.00211360634081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81814178775874">
                <text:p>-0.00281814178775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5226772346984">
                <text:p>-0.003522677234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227212681638">
                <text:p>-0.00422721268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93174812857766">
                <text:p>-0.00493174812857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93174812857777">
                <text:p>0.00493174812857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22721268163806">
                <text:p>0.00422721268163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2267723469835">
                <text:p>0.00352267723469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81814178775863">
                <text:p>0.00281814178775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11360634081903">
                <text:p>0.00211360634081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0907089387943">
                <text:p>0.00140907089387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04535446939714">
                <text:p>0.000704535446939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line" chart:style-name="ch1">
        <chart:legend chart:legend-position="end" svg:x="13.102cm" svg:y="3.95cm" style:legend-expansion="high" chart:style-name="ch2"/>
        <chart:plot-area chart:style-name="ch3" table:cell-range-address="Sheet1.K2:Sheet1.K17 Sheet1.M2:Sheet1.M17" svg:x="0.32cm" svg:y="0.179cm" svg:width="12.462cm" svg:height="8.639cm">
          <chartooo:coordinate-region svg:x="1.418cm" svg:y="0.379cm" svg:width="11.177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17" chart:class="chart:line">
            <chart:data-point chart:repeated="16"/>
          </chart:series>
          <chart:series chart:style-name="ch8" chart:values-cell-range-address="Sheet1.M2:Sheet1.M17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17</svg:desc>
                </draw:g>
              </table:table-cell>
              <table:table-cell office:value-type="float" office:value="0">
                <text:p>0</text:p>
                <draw:g>
                  <svg:desc>Sheet1.M2:Sheet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3712021136063">
                <text:p>0.067371202113606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742404227213">
                <text:p>0.13474240422721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113606340819">
                <text:p>0.2021136063408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84808454425">
                <text:p>0.26948480845442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6856010568032">
                <text:p>0.33685601056803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4227212681638">
                <text:p>0.4042272126816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1598414795244">
                <text:p>0.47159841479524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8401585204756">
                <text:p>0.52840158520475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5772787318362">
                <text:p>0.5957727873183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3143989431968">
                <text:p>0.66314398943196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0515191545575">
                <text:p>0.7305151915455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7886393659181">
                <text:p>0.7978863936591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5257595772787">
                <text:p>0.86525759577278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2628797886394">
                <text:p>0.93262879788639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